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2024/03/07</text:p>
          </table:table-cell>
          <table:table-cell table:style-name="ce33" office:value-type="string" calcext:value-type="string">
            <text:p>TechChariot#4776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2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Final Evaluation on the map will be performed pending satisfaction of mundane requirements.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orest size and amount might be randomizable.</text:p>
          </table:table-cell>
          <table:table-cell table:number-columns-repeated="1017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Exception Granted</text:p>
          </table:table-cell>
          <table:table-cell office:value-type="string" calcext:value-type="string">
            <text:p>Map originally developed for Space-themed tournament, used in ALS1 to give modest familiarity to returning players.</text:p>
          </table:table-cell>
          <table:table-cell table:number-columns-repeated="1017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t-Applicabl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1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6:.$F$75];[.A83])" office:value-type="float" office:value="47" calcext:value-type="float" table:number-columns-spanned="2" table:number-rows-spanned="1">
            <text:p>47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8T14:16:04.753000000</dc:date>
    <meta:editing-duration>P2DT14H10M38S</meta:editing-duration>
    <meta:editing-cycles>149</meta:editing-cycles>
    <meta:generator>LibreOffice/7.1.3.2$Windows_X86_64 LibreOffice_project/47f78053abe362b9384784d31a6e56f8511eb1c1</meta:generator>
    <meta:document-statistic meta:table-count="1" meta:cell-count="241" meta:object-count="0"/>
  </office:meta>
</office:document-meta>
</file>